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gradient" draw:fill-gradient-name="DegRoug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gradient" draw:fill-gradient-name="DegOrang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gr4" style:family="graphic" style:parent-style-name="standard">
      <style:graphic-properties svg:stroke-width="0.1cm" svg:stroke-color="#000000" draw:marker-start-width="0.35cm" draw:marker-end-width="0.35cm" draw:fill="gradient" draw:fill-gradient-name="DegViolet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00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1cm" draw:marker-start-width="0.35cm" draw:marker-end="Circle" draw:marker-end-width="0.2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aecf00" draw:marker-start-width="0.35cm" draw:marker-end-width="0.35cm" draw:fill="gradient" draw:fill-gradient-name="DegBleu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aecf00" draw:marker-start-width="0.35cm" draw:marker-end="Arrow_20_concave" draw:marker-end-width="0.2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7cm" svg:height="7.162cm" svg:x="2.468cm" svg:y="0.7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6.062cm" svg:x="2.668cm" svg:y="0.92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cm" svg:height="0.962cm" svg:x="2.568cm" svg:y="6.926cm">
          <draw:text-box>
            <text:p><text:span text:style-name="T1">Die</text:span></text:p>
          </draw:text-box>
        </draw:frame>
        <draw:g>
          <draw:custom-shape draw:style-name="gr4" draw:text-style-name="P1" draw:layer="layout" svg:width="2.5cm" svg:height="2.3cm" svg:x="2.968cm" svg:y="1.226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.968cm" svg:y1="1.726cm" svg:x2="5.468cm" svg:y2="1.726cm">
            <text:p/>
          </draw:line>
          <draw:line draw:style-name="gr5" draw:text-style-name="P1" draw:layer="layout" svg:x1="3.018cm" svg:y1="2.376cm" svg:x2="5.518cm" svg:y2="2.376cm">
            <text:p/>
          </draw:line>
          <draw:line draw:style-name="gr5" draw:text-style-name="P1" draw:layer="layout" svg:x1="2.968cm" svg:y1="2.926cm" svg:x2="5.468cm" svg:y2="2.926cm">
            <text:p/>
          </draw:line>
        </draw:g>
        <draw:g>
          <draw:custom-shape draw:style-name="gr4" draw:text-style-name="P1" draw:layer="layout" svg:width="2.5cm" svg:height="2.3cm" svg:x="5.768cm" svg:y="1.226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5.768cm" svg:y1="1.726cm" svg:x2="8.268cm" svg:y2="1.726cm">
            <text:p/>
          </draw:line>
          <draw:line draw:style-name="gr5" draw:text-style-name="P1" draw:layer="layout" svg:x1="5.818cm" svg:y1="2.376cm" svg:x2="8.318cm" svg:y2="2.376cm">
            <text:p/>
          </draw:line>
          <draw:line draw:style-name="gr5" draw:text-style-name="P1" draw:layer="layout" svg:x1="5.768cm" svg:y1="2.926cm" svg:x2="8.268cm" svg:y2="2.926cm">
            <text:p/>
          </draw:line>
        </draw:g>
        <draw:g>
          <draw:custom-shape draw:style-name="gr4" draw:text-style-name="P1" draw:layer="layout" svg:width="2.5cm" svg:height="2.3cm" svg:x="5.768cm" svg:y="3.826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5.768cm" svg:y1="4.326cm" svg:x2="8.268cm" svg:y2="4.326cm">
            <text:p/>
          </draw:line>
          <draw:line draw:style-name="gr5" draw:text-style-name="P1" draw:layer="layout" svg:x1="5.818cm" svg:y1="4.976cm" svg:x2="8.318cm" svg:y2="4.976cm">
            <text:p/>
          </draw:line>
          <draw:line draw:style-name="gr5" draw:text-style-name="P1" draw:layer="layout" svg:x1="5.768cm" svg:y1="5.526cm" svg:x2="8.268cm" svg:y2="5.526cm">
            <text:p/>
          </draw:line>
        </draw:g>
        <draw:g>
          <draw:custom-shape draw:style-name="gr4" draw:text-style-name="P1" draw:layer="layout" svg:width="2.5cm" svg:height="2.3cm" svg:x="2.968cm" svg:y="3.826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.968cm" svg:y1="4.326cm" svg:x2="5.468cm" svg:y2="4.326cm">
            <text:p/>
          </draw:line>
          <draw:line draw:style-name="gr5" draw:text-style-name="P1" draw:layer="layout" svg:x1="3.018cm" svg:y1="4.976cm" svg:x2="5.518cm" svg:y2="4.976cm">
            <text:p/>
          </draw:line>
          <draw:line draw:style-name="gr5" draw:text-style-name="P1" draw:layer="layout" svg:x1="2.968cm" svg:y1="5.526cm" svg:x2="5.468cm" svg:y2="5.526cm">
            <text:p/>
          </draw:line>
        </draw:g>
        <draw:frame draw:style-name="gr3" draw:text-style-name="P2" draw:layer="layout" svg:width="2.6cm" svg:height="0.962cm" svg:x="2.968cm" svg:y="6.064cm">
          <draw:text-box>
            <text:p><text:span text:style-name="T1">Plane</text:span></text:p>
          </draw:text-box>
        </draw:frame>
        <draw:custom-shape draw:style-name="gr2" draw:text-style-name="P1" draw:layer="layout" svg:width="6cm" svg:height="6.062cm" svg:x="8.968cm" svg:y="0.888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2.5cm" svg:height="2.3cm" svg:x="9.268cm" svg:y="1.18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9.268cm" svg:y1="1.688cm" svg:x2="11.768cm" svg:y2="1.688cm">
            <text:p/>
          </draw:line>
          <draw:line draw:style-name="gr5" draw:text-style-name="P1" draw:layer="layout" svg:x1="9.318cm" svg:y1="2.338cm" svg:x2="11.818cm" svg:y2="2.338cm">
            <text:p/>
          </draw:line>
          <draw:line draw:style-name="gr5" draw:text-style-name="P1" draw:layer="layout" svg:x1="9.268cm" svg:y1="2.888cm" svg:x2="11.768cm" svg:y2="2.888cm">
            <text:p/>
          </draw:line>
        </draw:g>
        <draw:g>
          <draw:custom-shape draw:style-name="gr4" draw:text-style-name="P1" draw:layer="layout" svg:width="2.5cm" svg:height="2.3cm" svg:x="12.068cm" svg:y="1.18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2.068cm" svg:y1="1.688cm" svg:x2="14.568cm" svg:y2="1.688cm">
            <text:p/>
          </draw:line>
          <draw:line draw:style-name="gr5" draw:text-style-name="P1" draw:layer="layout" svg:x1="12.118cm" svg:y1="2.338cm" svg:x2="14.618cm" svg:y2="2.338cm">
            <text:p/>
          </draw:line>
          <draw:line draw:style-name="gr5" draw:text-style-name="P1" draw:layer="layout" svg:x1="12.068cm" svg:y1="2.888cm" svg:x2="14.568cm" svg:y2="2.888cm">
            <text:p/>
          </draw:line>
        </draw:g>
        <draw:g>
          <draw:custom-shape draw:style-name="gr4" draw:text-style-name="P1" draw:layer="layout" svg:width="2.5cm" svg:height="2.3cm" svg:x="12.068cm" svg:y="3.78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2.068cm" svg:y1="4.288cm" svg:x2="14.568cm" svg:y2="4.288cm">
            <text:p/>
          </draw:line>
          <draw:line draw:style-name="gr5" draw:text-style-name="P1" draw:layer="layout" svg:x1="12.118cm" svg:y1="4.938cm" svg:x2="14.618cm" svg:y2="4.938cm">
            <text:p/>
          </draw:line>
          <draw:line draw:style-name="gr5" draw:text-style-name="P1" draw:layer="layout" svg:x1="12.068cm" svg:y1="5.488cm" svg:x2="14.568cm" svg:y2="5.488cm">
            <text:p/>
          </draw:line>
        </draw:g>
        <draw:g>
          <draw:custom-shape draw:style-name="gr4" draw:text-style-name="P1" draw:layer="layout" svg:width="2.5cm" svg:height="2.3cm" svg:x="9.268cm" svg:y="3.78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9.268cm" svg:y1="4.288cm" svg:x2="11.768cm" svg:y2="4.288cm">
            <text:p/>
          </draw:line>
          <draw:line draw:style-name="gr5" draw:text-style-name="P1" draw:layer="layout" svg:x1="9.318cm" svg:y1="4.938cm" svg:x2="11.818cm" svg:y2="4.938cm">
            <text:p/>
          </draw:line>
          <draw:line draw:style-name="gr5" draw:text-style-name="P1" draw:layer="layout" svg:x1="9.268cm" svg:y1="5.488cm" svg:x2="11.768cm" svg:y2="5.488cm">
            <text:p/>
          </draw:line>
        </draw:g>
        <draw:frame draw:style-name="gr3" draw:text-style-name="P2" draw:layer="layout" svg:width="2.6cm" svg:height="0.962cm" svg:x="9.268cm" svg:y="6.026cm">
          <draw:text-box>
            <text:p><text:span text:style-name="T1">Plane</text:span></text:p>
          </draw:text-box>
        </draw:frame>
        <draw:custom-shape draw:style-name="gr6" draw:text-style-name="P3" draw:layer="layout" svg:width="2.5cm" svg:height="0.6cm" svg:x="9.268cm" svg:y="4.988cm">
          <text:p text:style-name="P1"><text:span text:style-name="T2">(c)</text:span>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229cm" svg:height="0.962cm" svg:x="-0.032cm" svg:y="1.388cm">
          <draw:text-box>
            <text:p><text:span text:style-name="T1">Block</text:span></text:p>
          </draw:text-box>
        </draw:frame>
        <draw:frame draw:style-name="gr7" draw:text-style-name="P2" draw:layer="layout" svg:width="2.018cm" svg:height="0.962cm" svg:x="-0.061cm" svg:y="2.188cm">
          <draw:text-box>
            <text:p><text:span text:style-name="T1">Page</text:span></text:p>
          </draw:text-box>
        </draw:frame>
        <draw:line draw:style-name="gr5" draw:text-style-name="P1" draw:layer="layout" svg:x1="2.068cm" svg:y1="1.988cm" svg:x2="2.968cm" svg:y2="1.988cm">
          <text:p/>
        </draw:line>
        <draw:line draw:style-name="gr8" draw:text-style-name="P1" draw:layer="layout" svg:x1="1.868cm" svg:y1="2.688cm" svg:x2="3.468cm" svg:y2="2.688cm">
          <text:p/>
        </draw:line>
        <draw:custom-shape draw:style-name="gr6" draw:text-style-name="P4" draw:layer="layout" svg:width="2.5cm" svg:height="0.6cm" svg:x="9.268cm" svg:y="4.388cm">
          <text:p text:style-name="P1"><text:span text:style-name="T2">(b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0.6cm" svg:x="9.268cm" svg:y="3.788cm">
          <text:p text:style-name="P1"><text:span text:style-name="T2">(a)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3cm" svg:height="0.8cm" svg:x="9.868cm" svg:y="2.788cm">
          <text:p text:style-name="P1"><text:span text:style-name="T3">Cache read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0.068cm" svg:y1="3.588cm" svg:x2="10.068cm" svg:y2="4.288cm">
          <text:p/>
        </draw:line>
        <draw:custom-shape draw:style-name="gr1" draw:text-style-name="P1" draw:layer="layout" svg:width="12.7cm" svg:height="7.162cm" svg:x="16.022cm" svg:y="0.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6.062cm" svg:x="16.222cm" svg:y="0.8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cm" svg:height="0.962cm" svg:x="16.122cm" svg:y="6.89cm">
          <draw:text-box>
            <text:p><text:span text:style-name="T1">Die</text:span></text:p>
          </draw:text-box>
        </draw:frame>
        <draw:g>
          <draw:custom-shape draw:style-name="gr4" draw:text-style-name="P1" draw:layer="layout" svg:width="2.5cm" svg:height="2.3cm" svg:x="16.522cm" svg:y="1.1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6.522cm" svg:y1="1.69cm" svg:x2="19.022cm" svg:y2="1.69cm">
            <text:p/>
          </draw:line>
          <draw:line draw:style-name="gr5" draw:text-style-name="P1" draw:layer="layout" svg:x1="16.572cm" svg:y1="2.34cm" svg:x2="19.072cm" svg:y2="2.34cm">
            <text:p/>
          </draw:line>
          <draw:line draw:style-name="gr5" draw:text-style-name="P1" draw:layer="layout" svg:x1="16.522cm" svg:y1="2.89cm" svg:x2="19.022cm" svg:y2="2.89cm">
            <text:p/>
          </draw:line>
        </draw:g>
        <draw:g>
          <draw:custom-shape draw:style-name="gr4" draw:text-style-name="P1" draw:layer="layout" svg:width="2.5cm" svg:height="2.3cm" svg:x="19.322cm" svg:y="1.1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9.322cm" svg:y1="1.69cm" svg:x2="21.822cm" svg:y2="1.69cm">
            <text:p/>
          </draw:line>
          <draw:line draw:style-name="gr5" draw:text-style-name="P1" draw:layer="layout" svg:x1="19.372cm" svg:y1="2.34cm" svg:x2="21.872cm" svg:y2="2.34cm">
            <text:p/>
          </draw:line>
          <draw:line draw:style-name="gr5" draw:text-style-name="P1" draw:layer="layout" svg:x1="19.322cm" svg:y1="2.89cm" svg:x2="21.822cm" svg:y2="2.89cm">
            <text:p/>
          </draw:line>
        </draw:g>
        <draw:g>
          <draw:custom-shape draw:style-name="gr4" draw:text-style-name="P1" draw:layer="layout" svg:width="2.5cm" svg:height="2.3cm" svg:x="19.322cm" svg:y="3.7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9.322cm" svg:y1="4.29cm" svg:x2="21.822cm" svg:y2="4.29cm">
            <text:p/>
          </draw:line>
          <draw:line draw:style-name="gr5" draw:text-style-name="P1" draw:layer="layout" svg:x1="19.372cm" svg:y1="4.94cm" svg:x2="21.872cm" svg:y2="4.94cm">
            <text:p/>
          </draw:line>
          <draw:line draw:style-name="gr5" draw:text-style-name="P1" draw:layer="layout" svg:x1="19.322cm" svg:y1="5.49cm" svg:x2="21.822cm" svg:y2="5.49cm">
            <text:p/>
          </draw:line>
        </draw:g>
        <draw:g>
          <draw:custom-shape draw:style-name="gr4" draw:text-style-name="P1" draw:layer="layout" svg:width="2.5cm" svg:height="2.3cm" svg:x="16.522cm" svg:y="3.7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6.522cm" svg:y1="4.29cm" svg:x2="19.022cm" svg:y2="4.29cm">
            <text:p/>
          </draw:line>
          <draw:line draw:style-name="gr5" draw:text-style-name="P1" draw:layer="layout" svg:x1="16.572cm" svg:y1="4.94cm" svg:x2="19.072cm" svg:y2="4.94cm">
            <text:p/>
          </draw:line>
          <draw:line draw:style-name="gr5" draw:text-style-name="P1" draw:layer="layout" svg:x1="16.522cm" svg:y1="5.49cm" svg:x2="19.022cm" svg:y2="5.49cm">
            <text:p/>
          </draw:line>
        </draw:g>
        <draw:frame draw:style-name="gr3" draw:text-style-name="P2" draw:layer="layout" svg:width="2.6cm" svg:height="0.962cm" svg:x="16.522cm" svg:y="6.028cm">
          <draw:text-box>
            <text:p><text:span text:style-name="T1">Plane</text:span></text:p>
          </draw:text-box>
        </draw:frame>
        <draw:custom-shape draw:style-name="gr2" draw:text-style-name="P1" draw:layer="layout" svg:width="6cm" svg:height="6.062cm" svg:x="22.522cm" svg:y="0.852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2.5cm" svg:height="2.3cm" svg:x="22.822cm" svg:y="1.15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2.822cm" svg:y1="1.652cm" svg:x2="25.322cm" svg:y2="1.652cm">
            <text:p/>
          </draw:line>
          <draw:line draw:style-name="gr5" draw:text-style-name="P1" draw:layer="layout" svg:x1="22.872cm" svg:y1="2.302cm" svg:x2="25.372cm" svg:y2="2.302cm">
            <text:p/>
          </draw:line>
          <draw:line draw:style-name="gr5" draw:text-style-name="P1" draw:layer="layout" svg:x1="22.822cm" svg:y1="2.852cm" svg:x2="25.322cm" svg:y2="2.852cm">
            <text:p/>
          </draw:line>
        </draw:g>
        <draw:g>
          <draw:custom-shape draw:style-name="gr4" draw:text-style-name="P1" draw:layer="layout" svg:width="2.5cm" svg:height="2.3cm" svg:x="25.622cm" svg:y="1.15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5.622cm" svg:y1="1.652cm" svg:x2="28.122cm" svg:y2="1.652cm">
            <text:p/>
          </draw:line>
          <draw:line draw:style-name="gr5" draw:text-style-name="P1" draw:layer="layout" svg:x1="25.672cm" svg:y1="2.302cm" svg:x2="28.172cm" svg:y2="2.302cm">
            <text:p/>
          </draw:line>
          <draw:line draw:style-name="gr5" draw:text-style-name="P1" draw:layer="layout" svg:x1="25.622cm" svg:y1="2.852cm" svg:x2="28.122cm" svg:y2="2.852cm">
            <text:p/>
          </draw:line>
        </draw:g>
        <draw:g>
          <draw:custom-shape draw:style-name="gr4" draw:text-style-name="P1" draw:layer="layout" svg:width="2.5cm" svg:height="2.3cm" svg:x="25.622cm" svg:y="3.75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5.622cm" svg:y1="4.252cm" svg:x2="28.122cm" svg:y2="4.252cm">
            <text:p/>
          </draw:line>
          <draw:line draw:style-name="gr5" draw:text-style-name="P1" draw:layer="layout" svg:x1="25.672cm" svg:y1="4.902cm" svg:x2="28.172cm" svg:y2="4.902cm">
            <text:p/>
          </draw:line>
          <draw:line draw:style-name="gr5" draw:text-style-name="P1" draw:layer="layout" svg:x1="25.622cm" svg:y1="5.452cm" svg:x2="28.122cm" svg:y2="5.452cm">
            <text:p/>
          </draw:line>
        </draw:g>
        <draw:g>
          <draw:custom-shape draw:style-name="gr4" draw:text-style-name="P1" draw:layer="layout" svg:width="2.5cm" svg:height="2.3cm" svg:x="22.822cm" svg:y="3.75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2.822cm" svg:y1="4.252cm" svg:x2="25.322cm" svg:y2="4.252cm">
            <text:p/>
          </draw:line>
          <draw:line draw:style-name="gr5" draw:text-style-name="P1" draw:layer="layout" svg:x1="22.872cm" svg:y1="4.902cm" svg:x2="25.372cm" svg:y2="4.902cm">
            <text:p/>
          </draw:line>
          <draw:line draw:style-name="gr5" draw:text-style-name="P1" draw:layer="layout" svg:x1="22.822cm" svg:y1="5.452cm" svg:x2="25.322cm" svg:y2="5.452cm">
            <text:p/>
          </draw:line>
        </draw:g>
        <draw:frame draw:style-name="gr3" draw:text-style-name="P2" draw:layer="layout" svg:width="2.6cm" svg:height="0.962cm" svg:x="22.822cm" svg:y="5.99cm">
          <draw:text-box>
            <text:p><text:span text:style-name="T1">Plane</text:span></text:p>
          </draw:text-box>
        </draw:frame>
        <draw:custom-shape draw:style-name="gr6" draw:text-style-name="P3" draw:layer="layout" svg:width="2.5cm" svg:height="0.6cm" svg:x="25.6cm" svg:y="4.952cm">
          <text:p text:style-name="P1"><text:span text:style-name="T2">(c)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5cm" svg:height="0.6cm" svg:x="25.6cm" svg:y="4.352cm">
          <text:p text:style-name="P1"><text:span text:style-name="T2">(b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0.6cm" svg:x="25.6cm" svg:y="3.752cm">
          <text:p text:style-name="P1"><text:span text:style-name="T2">(a)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3cm" svg:height="0.8cm" svg:x="24.6cm" svg:y="2.8cm">
          <text:p text:style-name="P1"><text:span text:style-name="T3">Cache 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27.4cm" svg:y1="3.6cm" svg:x2="27.4cm" svg:y2="4.1cm">
          <text:p/>
        </draw:line>
        <draw:custom-shape draw:style-name="gr6" draw:text-style-name="P3" draw:layer="layout" svg:width="2.5cm" svg:height="0.6cm" svg:x="25.6cm" svg:y="5.6cm">
          <text:p text:style-name="P1"><text:span text:style-name="T2">(d)</text:span></text:p>
          <draw:enhanced-geometry svg:viewBox="0 0 21600 21600" draw:type="rectangle" draw:enhanced-path="M 0 0 L 21600 0 21600 21600 0 21600 0 0 Z N"/>
        </draw:custom-shape>
        <draw:frame draw:style-name="gr7" draw:layer="layout" svg:width="4.376cm" svg:height="0.962cm" svg:x="6.63cm" svg:y="7.8cm">
          <draw:text-box>
            <text:p>(i) cache read</text:p>
          </draw:text-box>
        </draw:frame>
        <draw:frame draw:style-name="gr7" draw:layer="layout" svg:width="4.574cm" svg:height="0.962cm" svg:x="20.155cm" svg:y="7.8cm">
          <draw:text-box>
            <text:p>(ii) cache wri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egBleu" draw:style="linear" draw:start-color="#83caff" draw:end-color="#ffffff" draw:start-intensity="100%" draw:end-intensity="100%" draw:angle="0" draw:border="0%"/>
    <draw:gradient draw:name="DegOrange" draw:style="linear" draw:start-color="#ff950e" draw:end-color="#ffffff" draw:start-intensity="100%" draw:end-intensity="100%" draw:angle="0" draw:border="0%"/>
    <draw:gradient draw:name="DegRouge" draw:style="linear" draw:start-color="#c5000b" draw:end-color="#ffffff" draw:start-intensity="100%" draw:end-intensity="100%" draw:angle="0" draw:border="0%"/>
    <draw:gradient draw:name="DegViolet" draw:style="linear" draw:start-color="#9999ff" draw:end-color="#ffffff" draw:start-intensity="100%" draw:end-intensity="100%" draw:angle="0" draw:border="0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erre Olivier</meta:initial-creator>
    <meta:creation-date>2013-06-19T14:08:44</meta:creation-date>
    <meta:generator>LibreOffice/3.5$Linux_X86_64 LibreOffice_project/350m1$Build-2</meta:generator>
    <dc:date>2013-06-19T15:46:24</dc:date>
    <dc:creator>Pierre Olivier</dc:creator>
    <meta:editing-duration>PT33M43S</meta:editing-duration>
    <meta:editing-cycles>10</meta:editing-cycles>
    <meta:document-statistic meta:object-count="109"/>
  </office:meta>
</office:document-meta>
</file>